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6588C3EDB5.png" manifest:media-type="image/png"/>
  <manifest:file-entry manifest:full-path="Pictures/100030DF00001C6C00000A705F82B18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097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draw:marker-start-width="0.252cm" draw:marker-end="Arrowheads_20_1" draw:marker-end-width="0.203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ff0000" draw:marker-start-width="0.252cm" draw:marker-end="Arrowheads_20_1" draw:marker-end-width="0.203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5.311cm)" draw:image-opacity="100%" style:mirror="none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111111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ff0000" draw:marker-start-width="0.252cm" draw:marker-end="Arrowheads_20_5" draw:marker-end-width="0.254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2a6099" draw:marker-start-width="0.252cm" draw:marker-end="Arrowheads_20_5" draw:marker-end-width="0.254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459cm, 0cm, 2.698cm)" draw:image-opacity="100%" style:mirror="none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Arrowheads_20_6" draw:marker-end-width="0.254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2a6099" loext:opacity="100%"/>
    </style:style>
    <style:style style:name="P4" style:family="paragraph">
      <loext:graphic-properties draw:fill="none" draw:fill-color="#ffffff"/>
      <style:text-properties fo:color="#2a6099" loext:opacity="100%" fo:font-size="8pt" style:font-size-asian="8pt" style:font-size-complex="8pt"/>
    </style:style>
    <style:style style:name="P5" style:family="paragraph">
      <style:text-properties fo:color="#ff0000" loext:opacity="100%"/>
    </style:style>
    <style:style style:name="P6" style:family="paragraph">
      <loext:graphic-properties draw:fill="none" draw:fill-color="#ffffff"/>
      <style:text-properties fo:color="#ff0000" loext:opacity="100%" fo:font-size="8pt" style:font-size-asian="8pt" style:font-size-complex="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0000" loext:opacity="100%"/>
    </style:style>
    <style:style style:name="P9" style:family="paragraph">
      <loext:graphic-properties draw:fill="none"/>
      <style:paragraph-properties fo:text-align="center"/>
      <style:text-properties fo:color="#ff0000" loext:opacity="100%"/>
    </style:style>
    <style:style style:name="P10" style:family="paragraph">
      <loext:graphic-properties draw:fill="none" draw:fill-color="#ffffff"/>
      <style:text-properties fo:color="#ff0000" loext:opacity="100%" style:text-position="33% 58%"/>
    </style:style>
    <style:style style:name="P11" style:family="paragraph">
      <loext:graphic-properties draw:fill="none" draw:fill-color="#ffffff"/>
      <style:text-properties fo:color="#2a6099" loext:opacity="100%"/>
    </style:style>
    <style:style style:name="P12" style:family="paragraph">
      <loext:graphic-properties draw:fill="none"/>
      <style:paragraph-properties fo:text-align="center"/>
      <style:text-properties fo:color="#2a6099" loext:opacity="100%"/>
    </style:style>
    <style:style style:name="P13" style:family="paragraph">
      <loext:graphic-properties draw:fill="none" draw:fill-color="#ffffff"/>
      <style:text-properties fo:color="#2a6099" loext:opacity="100%" style:text-position="33% 58%"/>
    </style:style>
    <style:style style:name="P14" style:family="paragraph">
      <style:paragraph-properties fo:text-align="center"/>
      <style:text-properties fo:color="#2a6099" loext:opacity="100%"/>
    </style:style>
    <style:style style:name="P15" style:family="paragraph">
      <loext:graphic-properties draw:fill="none" draw:fill-color="#ffffff"/>
      <style:paragraph-properties fo:text-align="center"/>
      <style:text-properties fo:color="#2a6099" loext:opacity="100%"/>
    </style:style>
    <style:style style:name="P16" style:family="paragraph">
      <style:paragraph-properties fo:text-align="center"/>
      <style:text-properties fo:color="#ff0000" loext:opacity="100%"/>
    </style:style>
    <style:style style:name="P17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T1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2" style:family="text">
      <style:text-properties style:text-position="33% 58%" style:font-name="Liberation Sans" fo:font-size="8pt" style:font-name-asian="Liberation Sans1" style:font-size-asian="8pt" style:font-name-complex="Liberation Sans1" style:font-size-complex="8pt"/>
    </style:style>
    <style:style style:name="T3" style:family="text">
      <style:text-properties style:text-position="33% 58%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0% 100%"/>
    </style:style>
    <style:style style:name="T6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5" draw:id="id5" draw:layer="layout" svg:x1="6.807cm" svg:y1="9.505cm" svg:x2="8.418cm" svg:y2="9.505cm">
          <text:p/>
        </draw:line>
        <draw:line draw:style-name="gr1" draw:text-style-name="P1" xml:id="id2" draw:id="id2" draw:layer="layout" svg:x1="6.784cm" svg:y1="12.569cm" svg:x2="8.395cm" svg:y2="12.569cm">
          <text:p/>
        </draw:line>
        <draw:line draw:style-name="gr1" draw:text-style-name="P1" xml:id="id3" draw:id="id3" draw:layer="layout" svg:x1="10.342cm" svg:y1="11.143cm" svg:x2="11.953cm" svg:y2="11.143cm">
          <text:p/>
        </draw:line>
        <draw:line draw:style-name="gr1" draw:text-style-name="P1" xml:id="id6" draw:id="id6" draw:layer="layout" svg:x1="10.34cm" svg:y1="9.505cm" svg:x2="11.951cm" svg:y2="9.505cm">
          <text:p/>
        </draw:line>
        <draw:line draw:style-name="gr1" draw:text-style-name="P1" xml:id="id1" draw:id="id1" draw:layer="layout" svg:x1="3.228cm" svg:y1="13.845cm" svg:x2="4.839cm" svg:y2="13.845cm">
          <text:p/>
        </draw:line>
        <draw:line draw:style-name="gr1" draw:text-style-name="P1" xml:id="id4" draw:id="id4" draw:layer="layout" svg:x1="3.25cm" svg:y1="9.505cm" svg:x2="4.861cm" svg:y2="9.505cm">
          <text:p/>
        </draw:line>
        <draw:connector draw:style-name="gr2" draw:text-style-name="P1" draw:layer="layout" draw:type="line" svg:x1="4.839cm" svg:y1="13.845cm" svg:x2="6.784cm" svg:y2="12.569cm" draw:start-shape="id1" draw:start-glue-point="1" draw:end-shape="id2" draw:end-glue-point="3" svg:d="M4839 13845l1945-1276" svg:viewBox="0 0 1946 1277">
          <text:p/>
        </draw:connector>
        <draw:connector draw:style-name="gr2" draw:text-style-name="P1" draw:layer="layout" draw:type="line" svg:x1="8.395cm" svg:y1="12.569cm" svg:x2="10.342cm" svg:y2="11.143cm" draw:start-shape="id2" draw:start-glue-point="1" draw:end-shape="id3" draw:end-glue-point="3" svg:d="M8395 12569l1947-1426" svg:viewBox="0 0 1948 1427">
          <text:p/>
        </draw:connector>
        <draw:connector draw:style-name="gr2" draw:text-style-name="P1" draw:layer="layout" draw:type="line" svg:x1="4.861cm" svg:y1="9.505cm" svg:x2="6.807cm" svg:y2="9.505cm" draw:start-shape="id4" draw:start-glue-point="1" draw:end-shape="id5" draw:end-glue-point="3" svg:d="M4861 9505h1946" svg:viewBox="0 0 1947 1">
          <text:p/>
        </draw:connector>
        <draw:connector draw:style-name="gr2" draw:text-style-name="P1" draw:layer="layout" draw:type="line" svg:x1="8.418cm" svg:y1="9.505cm" svg:x2="10.34cm" svg:y2="9.505cm" draw:start-shape="id5" draw:start-glue-point="1" draw:end-shape="id6" draw:end-glue-point="3" svg:d="M8418 9505h1922" svg:viewBox="0 0 1923 1">
          <text:p/>
        </draw:connector>
        <draw:frame draw:style-name="gr3" draw:text-style-name="P2" draw:layer="layout" svg:width="2.399cm" svg:height="2.877cm" svg:x="6.597cm" svg:y="3.11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g draw:style-name="gr4">
          <draw:frame draw:style-name="gr3" draw:text-style-name="P2" draw:layer="layout" svg:width="2.399cm" svg:height="2.877cm" svg:x="10.17cm" svg:y="4.485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5" draw:text-style-name="P1" draw:layer="layout" svg:x1="10.968cm" svg:y1="6.45cm" svg:x2="10.968cm" svg:y2="7.398cm">
            <text:p/>
          </draw:line>
          <draw:frame draw:style-name="gr6" draw:text-style-name="P4" draw:layer="layout" svg:width="0.714cm" svg:height="0.569cm" svg:x="10.994cm" svg:y="5.999cm">
            <draw:text-box>
              <text:p text:style-name="P3"><text:span text:style-name="T1">δ</text:span><text:span text:style-name="T2">-</text:span></text:p>
            </draw:text-box>
          </draw:frame>
          <draw:frame draw:style-name="gr7" draw:text-style-name="P4" draw:layer="layout" svg:width="1.024cm" svg:height="0.886cm" svg:x="11.224cm" svg:y="6.649cm">
            <draw:text-box>
              <text:p text:style-name="P3"><text:span text:style-name="T1">δ</text:span><text:span text:style-name="T2">+</text:span></text:p>
            </draw:text-box>
          </draw:frame>
        </draw:g>
        <draw:g draw:style-name="gr4">
          <draw:frame draw:style-name="gr3" draw:text-style-name="P2" draw:layer="layout" svg:width="2.399cm" svg:height="2.877cm" svg:x="2.901cm" svg:y="1.912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8" draw:text-style-name="P1" draw:layer="layout" svg:x1="3.664cm" svg:y1="4.76cm" svg:x2="3.664cm" svg:y2="3.812cm">
            <text:p/>
          </draw:line>
          <draw:frame draw:style-name="gr9" draw:text-style-name="P6" draw:layer="layout" svg:width="0.714cm" svg:height="0.569cm" svg:x="3.955cm" svg:y="4.042cm">
            <draw:text-box>
              <text:p text:style-name="P5"><text:span text:style-name="T1">δ</text:span><text:span text:style-name="T2">-</text:span></text:p>
            </draw:text-box>
          </draw:frame>
          <draw:frame draw:style-name="gr7" draw:text-style-name="P6" draw:layer="layout" svg:width="1.024cm" svg:height="0.886cm" svg:x="3.73cm" svg:y="3.406cm">
            <draw:text-box>
              <text:p text:style-name="P5"><text:span text:style-name="T1">δ</text:span><text:span text:style-name="T2">+</text:span></text:p>
            </draw:text-box>
          </draw:frame>
        </draw:g>
        <draw:line draw:style-name="gr1" draw:text-style-name="P1" xml:id="id8" draw:id="id8" draw:layer="layout" svg:x1="6.874cm" svg:y1="6.394cm" svg:x2="8.485cm" svg:y2="6.394cm">
          <text:p/>
        </draw:line>
        <draw:line draw:style-name="gr1" draw:text-style-name="P1" xml:id="id9" draw:id="id9" draw:layer="layout" svg:x1="10.382cm" svg:y1="7.864cm" svg:x2="11.993cm" svg:y2="7.864cm">
          <text:p/>
        </draw:line>
        <draw:line draw:style-name="gr1" draw:text-style-name="P1" xml:id="id7" draw:id="id7" draw:layer="layout" svg:x1="3.217cm" svg:y1="5.173cm" svg:x2="4.828cm" svg:y2="5.173cm">
          <text:p/>
        </draw:line>
        <draw:connector draw:style-name="gr2" draw:text-style-name="P1" draw:layer="layout" draw:type="line" svg:x1="4.828cm" svg:y1="5.173cm" svg:x2="6.874cm" svg:y2="6.394cm" draw:start-shape="id7" draw:start-glue-point="1" draw:end-shape="id8" draw:end-glue-point="3" svg:d="M4828 5173l2046 1221" svg:viewBox="0 0 2047 1222">
          <text:p/>
        </draw:connector>
        <draw:connector draw:style-name="gr2" draw:text-style-name="P1" draw:layer="layout" draw:type="line" svg:x1="8.485cm" svg:y1="6.394cm" svg:x2="10.382cm" svg:y2="7.864cm" draw:start-shape="id8" draw:start-glue-point="1" draw:end-shape="id9" draw:end-glue-point="3" svg:d="M8485 6394l1897 1470" svg:viewBox="0 0 1898 1471">
          <text:p/>
        </draw:connector>
        <draw:frame draw:style-name="gr10" draw:text-style-name="P2" draw:layer="layout" svg:width="2.163cm" svg:height="2.877cm" svg:x="6.527cm" svg:y="12.88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g draw:style-name="gr4">
          <draw:frame draw:style-name="gr10" draw:text-style-name="P2" draw:layer="layout" svg:width="2.163cm" svg:height="2.877cm" svg:x="2.8cm" svg:y="14.081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8" draw:text-style-name="P1" draw:layer="layout" svg:x1="3.41cm" svg:y1="16.8cm" svg:x2="3.41cm" svg:y2="15.852cm">
            <text:p/>
          </draw:line>
          <draw:frame draw:style-name="gr9" draw:text-style-name="P6" draw:layer="layout" svg:width="0.714cm" svg:height="0.569cm" svg:x="3.742cm" svg:y="16.082cm">
            <draw:text-box>
              <text:p text:style-name="P5"><text:span text:style-name="T1">δ</text:span><text:span text:style-name="T2">-</text:span></text:p>
            </draw:text-box>
          </draw:frame>
          <draw:frame draw:style-name="gr7" draw:text-style-name="P6" draw:layer="layout" svg:width="1.024cm" svg:height="0.886cm" svg:x="3.476cm" svg:y="15.446cm">
            <draw:text-box>
              <text:p text:style-name="P5"><text:span text:style-name="T1">δ</text:span><text:span text:style-name="T2">+</text:span></text:p>
            </draw:text-box>
          </draw:frame>
        </draw:g>
        <draw:g draw:style-name="gr4">
          <draw:frame draw:style-name="gr10" draw:text-style-name="P2" draw:layer="layout" svg:width="2.163cm" svg:height="2.877cm" svg:x="10.293cm" svg:y="11.666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5" draw:text-style-name="P1" draw:layer="layout" svg:x1="10.992cm" svg:y1="13.525cm" svg:x2="10.992cm" svg:y2="14.473cm">
            <text:p/>
          </draw:line>
          <draw:frame draw:style-name="gr9" draw:text-style-name="P4" draw:layer="layout" svg:width="0.714cm" svg:height="0.569cm" svg:x="11.018cm" svg:y="13.074cm">
            <draw:text-box>
              <text:p text:style-name="P3"><text:span text:style-name="T1">δ</text:span><text:span text:style-name="T2">-</text:span></text:p>
            </draw:text-box>
          </draw:frame>
          <draw:frame draw:style-name="gr7" draw:text-style-name="P4" draw:layer="layout" svg:width="1.024cm" svg:height="0.886cm" svg:x="11.248cm" svg:y="13.724cm">
            <draw:text-box>
              <text:p text:style-name="P3"><text:span text:style-name="T1">δ</text:span><text:span text:style-name="T2">+</text:span></text:p>
            </draw:text-box>
          </draw:frame>
        </draw:g>
        <draw:line draw:style-name="gr11" draw:text-style-name="P1" draw:layer="layout" svg:x1="0.848cm" svg:y1="14.774cm" svg:x2="0.848cm" svg:y2="2.405cm">
          <text:p/>
        </draw:line>
        <draw:frame draw:style-name="gr12" draw:text-style-name="P7" draw:layer="layout" svg:width="1.571cm" svg:height="1.673cm" svg:x="0.303cm" svg:y="1.413cm">
          <draw:text-box>
            <text:p>G<text:span text:style-name="T3">0</text:span></text:p>
          </draw:text-box>
        </draw:frame>
        <draw:line draw:style-name="gr13" draw:text-style-name="P1" draw:layer="layout" svg:x1="4.023cm" svg:y1="5.282cm" svg:x2="4.023cm" svg:y2="9.383cm">
          <text:p/>
        </draw:line>
        <draw:line draw:style-name="gr13" draw:text-style-name="P1" draw:layer="layout" svg:x1="3.99cm" svg:y1="9.539cm" svg:x2="3.99cm" svg:y2="13.64cm">
          <text:p/>
        </draw:line>
        <draw:g draw:style-name="gr4">
          <draw:frame draw:style-name="gr12" draw:text-style-name="P8" draw:layer="layout" svg:width="2.036cm" svg:height="1.673cm" svg:x="4.248cm" svg:y="6.703cm">
            <draw:text-box>
              <text:p text:style-name="P5"><text:span text:style-name="T4">Δ</text:span>G<text:span text:style-name="T3">0</text:span></text:p>
              <text:p text:style-name="P5"><text:span text:style-name="T5">E</text:span><text:span text:style-name="T6">ab</text:span><text:span text:style-name="T6">s</text:span></text:p>
            </draw:text-box>
          </draw:frame>
          <draw:line draw:style-name="gr14" draw:text-style-name="P9" draw:layer="layout" svg:x1="5.716cm" svg:y1="6.911cm" svg:x2="6.007cm" svg:y2="7.546cm">
            <text:p/>
          </draw:line>
          <draw:line draw:style-name="gr14" draw:text-style-name="P9" draw:layer="layout" svg:x1="5.689cm" svg:y1="8.247cm" svg:x2="5.98cm" svg:y2="7.612cm">
            <text:p/>
          </draw:line>
          <draw:frame draw:style-name="gr15" draw:text-style-name="P10" draw:layer="layout" svg:width="0.705cm" svg:height="0.962cm" svg:x="4.678cm" svg:y="7.384cm">
            <draw:text-box>
              <text:p text:style-name="P5"><text:span text:style-name="T3">0</text:span></text:p>
            </draw:text-box>
          </draw:frame>
        </draw:g>
        <draw:line draw:style-name="gr13" draw:text-style-name="P1" draw:layer="layout" svg:x1="11.184cm" svg:y1="7.971cm" svg:x2="11.184cm" svg:y2="9.368cm">
          <text:p/>
        </draw:line>
        <draw:line draw:style-name="gr13" draw:text-style-name="P1" draw:layer="layout" svg:x1="11.192cm" svg:y1="9.541cm" svg:x2="11.192cm" svg:y2="10.938cm">
          <text:p/>
        </draw:line>
        <draw:g draw:style-name="gr4">
          <draw:frame draw:style-name="gr12" draw:text-style-name="P11" draw:layer="layout" svg:width="2.036cm" svg:height="1.673cm" svg:x="12.265cm" svg:y="8.654cm">
            <draw:text-box>
              <text:p text:style-name="P3"><text:span text:style-name="T4">Δ</text:span>G<text:span text:style-name="T3">0</text:span></text:p>
              <text:p text:style-name="P3"><text:span text:style-name="T5">E</text:span><text:span text:style-name="T6">abs</text:span></text:p>
            </draw:text-box>
          </draw:frame>
          <draw:line draw:style-name="gr16" draw:text-style-name="P12" draw:layer="layout" svg:x1="13.733cm" svg:y1="9.496cm" svg:x2="14.024cm" svg:y2="8.861cm">
            <text:p/>
          </draw:line>
          <draw:line draw:style-name="gr16" draw:text-style-name="P12" draw:layer="layout" svg:x1="13.706cm" svg:y1="9.562cm" svg:x2="13.997cm" svg:y2="10.197cm">
            <text:p/>
          </draw:line>
          <draw:frame draw:style-name="gr9" draw:text-style-name="P13" draw:layer="layout" svg:width="0.705cm" svg:height="0.962cm" svg:x="12.695cm" svg:y="9.335cm">
            <draw:text-box>
              <text:p text:style-name="P3"><text:span text:style-name="T3">0</text:span></text:p>
            </draw:text-box>
          </draw:frame>
        </draw:g>
        <draw:frame draw:style-name="gr9" draw:text-style-name="P15" draw:layer="layout" svg:width="3.567cm" svg:height="1.673cm" svg:x="9.489cm" svg:y="2.802cm">
          <draw:text-box>
            <text:p text:style-name="P14">Donor</text:p>
            <text:p text:style-name="P14">substituent</text:p>
          </draw:text-box>
        </draw:frame>
        <draw:frame draw:style-name="gr9" draw:text-style-name="P17" draw:layer="layout" svg:width="3.567cm" svg:height="1.673cm" svg:x="2.248cm" svg:y="0.189cm">
          <draw:text-box>
            <text:p text:style-name="P16">Acceptor</text:p>
            <text:p text:style-name="P16">substituent</text:p>
          </draw:text-box>
        </draw:frame>
        <draw:frame draw:style-name="gr17" draw:text-style-name="P2" draw:layer="layout" svg:width="2.331cm" svg:height="2.877cm" svg:x="1.205cm" svg:y="8.006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frame draw:style-name="gr9" draw:text-style-name="P7" draw:layer="layout" svg:width="0.976cm" svg:height="0.962cm" svg:x="3.04cm" svg:y="6.689cm">
          <draw:text-box>
            <text:p>e<text:span text:style-name="T3">-</text:span></text:p>
          </draw:text-box>
        </draw:frame>
        <draw:frame draw:style-name="gr9" draw:text-style-name="P7" draw:layer="layout" svg:width="0.976cm" svg:height="0.962cm" svg:x="2.99cm" svg:y="11.203cm">
          <draw:text-box>
            <text:p>e<text:span text:style-name="T3">-</text:span></text:p>
          </draw:text-box>
        </draw:frame>
        <draw:frame draw:style-name="gr9" draw:text-style-name="P7" draw:layer="layout" svg:width="0.976cm" svg:height="0.962cm" svg:x="10.134cm" svg:y="8.095cm">
          <draw:text-box>
            <text:p>e<text:span text:style-name="T3">-</text:span></text:p>
          </draw:text-box>
        </draw:frame>
        <draw:frame draw:style-name="gr9" draw:text-style-name="P7" draw:layer="layout" svg:width="0.976cm" svg:height="0.962cm" svg:x="10.118cm" svg:y="9.881cm">
          <draw:text-box>
            <text:p>e<text:span text:style-name="T3">-</text:span></text:p>
          </draw:text-box>
        </draw:frame>
        <draw:line draw:style-name="gr13" draw:text-style-name="P1" draw:layer="layout" svg:x1="7.618cm" svg:y1="6.498cm" svg:x2="7.618cm" svg:y2="9.318cm">
          <text:p/>
        </draw:line>
        <draw:frame draw:style-name="gr9" draw:text-style-name="P7" draw:layer="layout" svg:width="0.976cm" svg:height="0.962cm" svg:x="6.784cm" svg:y="7.607cm">
          <draw:text-box>
            <text:p>e<text:span text:style-name="T3">-</text:span></text:p>
          </draw:text-box>
        </draw:frame>
        <draw:line draw:style-name="gr13" draw:text-style-name="P1" draw:layer="layout" svg:x1="7.602cm" svg:y1="9.548cm" svg:x2="7.602cm" svg:y2="12.368cm">
          <text:p/>
        </draw:line>
        <draw:frame draw:style-name="gr9" draw:text-style-name="P7" draw:layer="layout" svg:width="0.976cm" svg:height="0.962cm" svg:x="6.701cm" svg:y="10.485cm">
          <draw:text-box>
            <text:p>e<text:span text:style-name="T3">-</text:span></text:p>
          </draw:text-box>
        </draw:frame>
        <draw:line draw:style-name="gr18" draw:text-style-name="P1" draw:layer="layout" svg:x1="11.212cm" svg:y1="2.062cm" svg:x2="11.212cm" svg:y2="0.816cm">
          <text:p/>
        </draw:line>
        <draw:line draw:style-name="gr18" draw:text-style-name="P1" draw:layer="layout" svg:x1="11.205cm" svg:y1="2.044cm" svg:x2="12.474cm" svg:y2="2.044cm">
          <text:p/>
        </draw:line>
        <draw:frame draw:style-name="gr9" draw:text-style-name="P7" draw:layer="layout" svg:width="0.82cm" svg:height="0.962cm" svg:x="10.803cm" svg:y="0cm">
          <draw:text-box>
            <text:p>x</text:p>
          </draw:text-box>
        </draw:frame>
        <draw:frame draw:style-name="gr9" draw:text-style-name="P7" draw:layer="layout" svg:width="0.82cm" svg:height="0.962cm" svg:x="12.376cm" svg:y="1.51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605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36:07.233570622</meta:creation-date>
    <dc:date>2024-06-11T15:35:13.238529679</dc:date>
    <meta:editing-duration>PT59M6S</meta:editing-duration>
    <meta:editing-cycles>3</meta:editing-cycles>
    <meta:generator>LibreOffice/7.6.7.2$Linux_X86_64 LibreOffice_project/60$Build-2</meta:generator>
    <meta:document-statistic meta:object-count="68"/>
  </office:meta>
</office:document-meta>
</file>